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b3c36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2b52f4"/>
    </style:style>
    <style:style style:name="P7" style:family="paragraph" style:parent-style-name="Standard">
      <style:text-properties officeooo:paragraph-rsid="002b3c36"/>
    </style:style>
    <style:style style:name="P8" style:family="paragraph" style:parent-style-name="Standard">
      <style:text-properties fo:font-weight="bold" officeooo:paragraph-rsid="002b3c36" style:font-weight-asian="bold" style:font-weight-complex="bold"/>
    </style:style>
    <style:style style:name="P9" style:family="paragraph" style:parent-style-name="Standard">
      <style:text-properties officeooo:paragraph-rsid="0023d39c"/>
    </style:style>
    <style:style style:name="P10" style:family="paragraph" style:parent-style-name="Standard">
      <style:text-properties officeooo:paragraph-rsid="002b3c36" fo:background-color="#ffffa6"/>
    </style:style>
    <style:style style:name="P11" style:family="paragraph" style:parent-style-name="Standard">
      <style:text-properties officeooo:paragraph-rsid="002b3c36" fo:background-color="transparent"/>
    </style:style>
    <style:style style:name="P12" style:family="paragraph" style:parent-style-name="Standard">
      <style:text-properties officeooo:paragraph-rsid="002d3166"/>
    </style:style>
    <style:style style:name="P13" style:family="paragraph" style:parent-style-name="Standard">
      <style:text-properties officeooo:paragraph-rsid="002e9e41"/>
    </style:style>
    <style:style style:name="P14" style:family="paragraph" style:parent-style-name="Standard">
      <style:text-properties officeooo:paragraph-rsid="002f8e20"/>
    </style:style>
    <style:style style:name="P15" style:family="paragraph" style:parent-style-name="Standard">
      <style:text-properties officeooo:paragraph-rsid="002b52f4" fo:background-color="#ff3838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fo:font-weight="bold" officeooo:rsid="002b52f4" style:font-weight-asian="bold" style:font-weight-complex="bold"/>
    </style:style>
    <style:style style:name="T7" style:family="text">
      <style:text-properties fo:font-weight="bold" officeooo:rsid="002f8e20" style:font-weight-asian="bold" style:font-weight-complex="bold"/>
    </style:style>
    <style:style style:name="T8" style:family="text">
      <style:text-properties fo:font-weight="bold" officeooo:rsid="002b52f4" fo:background-color="#ff3838" loext:char-shading-value="0" style:font-weight-asian="bold" style:font-weight-complex="bold"/>
    </style:style>
    <style:style style:name="T9" style:family="text">
      <style:text-properties fo:font-weight="bold" officeooo:rsid="002b52f4" fo:background-color="#ff3838" loext:char-shading-value="0" style:font-weight-asian="bold" style:font-weight-complex="bold"/>
    </style:style>
    <style:style style:name="T10" style:family="text"/>
    <style:style style:name="T11" style:family="text">
      <style:text-properties fo:background-color="transparent" loext:char-shading-value="0"/>
    </style:style>
    <style:style style:name="T12" style:family="text">
      <style:text-properties fo:font-size="12pt" fo:font-weight="bold" officeooo:rsid="0023d39c" fo:background-color="#dde8cb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b52f4" fo:background-color="#dde8cb" loext:char-shading-value="0" style:font-size-asian="12pt" style:font-weight-asian="bold" style:font-size-complex="12pt" style:font-weight-complex="bold"/>
    </style:style>
    <style:style style:name="T14" style:family="text">
      <style:text-properties fo:background-color="#ffffa6" loext:char-shading-value="0"/>
    </style:style>
    <style:style style:name="T15" style:family="text">
      <style:text-properties fo:background-color="#ffffa6" loext:char-shading-value="0"/>
    </style:style>
    <style:style style:name="T16" style:family="text">
      <style:text-properties fo:background-color="#ffff38" loext:char-shading-value="0"/>
    </style:style>
    <style:style style:name="T17" style:family="text">
      <style:text-properties officeooo:rsid="002f8e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.</text:span></text:p>
      <text:p text:style-name="P3"/>
      <text:p text:style-name="P4">¿Qué tipo de caja para PC es más adecuado para una placa base Mini-ATX?</text:p>
      <text:p text:style-name="P4">a) Full Tower.</text:p>
      <text:p text:style-name="P4">b) Mid Tower.</text:p>
      <text:p text:style-name="P4"><text:span text:style-name="T15">c) Mini Tower.</text:span></text:p>
      <text:p text:style-name="P4">d) Slim/Small Form Factor.<text:line-break/> <text:s text:c="3"/><text:span text:style-name="T6">Fuente: https://www.pccomponentes.com/tipos-caja-torres-pc-caracteristicas</text:span></text:p>
      <text:p text:style-name="P4"/>
      <text:p text:style-name="P4">¿Cuál de las siguientes opciones describe mejor una placa base ATX?</text:p>
      <text:p text:style-name="P4">a) Tamaño pequeño para sistemas compactos.</text:p>
      <text:p text:style-name="P4"><text:span text:style-name="T15">b)</text:span> <text:span text:style-name="T15">Tamaño estándar para computadoras de escritorio.</text:span></text:p>
      <text:p text:style-name="P4">c) Tamaño grande para sistemas de alta gama y servidores.</text:p>
      <text:p text:style-name="P4">d) Tamaño intermedio para sistemas equilibrados.</text:p>
      <text:p text:style-name="P6"><text:s text:c="6"/><text:span text:style-name="T6">Fuente: https://www.coolmod.com/blog/categorias/componentes/tamanos-de-placas-base/#:~:text=ATX%20(Advanced%20Technology%20Extended).,configuraciones%20de%20PC%20de%20escritorio.</text:span></text:p>
      <text:p text:style-name="P6"><text:span text:style-name="T6"/></text:p>
      <text:p text:style-name="P4">¿Cuál es el tamaño estándar de una placa base Extended ATX?</text:p>
      <text:p text:style-name="P10">a) 12 x 9.6 pulgadas.</text:p>
      <text:p text:style-name="P4">b) 9.6 x 9.6 pulgadas.</text:p>
      <text:p text:style-name="P4">c) 6.7 x 6.7 pulgadas.</text:p>
      <text:p text:style-name="P4">d) 15 x 13 pulgadas.</text:p>
      <text:p text:style-name="P6"><text:s text:c="5"/><text:span text:style-name="T6">Fuente: https://www.coolmod.com/blog/categorias/componentes/tamanos-de-placas-base/#:~:text=ATX%20(Advanced%20Technology%20Extended).,(30.5%20x%2024.4%20cm).</text:span></text:p>
      <text:p text:style-name="P4"/>
      <text:p text:style-name="P4">¿Qué tipo de caja para PC es más pequeño y está diseñado para sistemas compactos?</text:p>
      <text:p text:style-name="P11">a) Slim/Small Form Factor.</text:p>
      <text:p text:style-name="P10">b) Mini Tower.</text:p>
      <text:p text:style-name="P4">c) Mid Tower.</text:p>
      <text:p text:style-name="P4">d) Full Tower.</text:p>
      <text:p text:style-name="P6"><text:s text:c="4"/><text:span text:style-name="T6">Fuente:</text:span> <text:s/><text:span text:style-name="T4">https://cajascompactaspc.com/</text:span></text:p>
      <text:p text:style-name="P4"/>
      <text:p text:style-name="P4">¿Cuál de las siguientes opciones describe mejor una placa base Mini-ATX?</text:p>
      <text:p text:style-name="P10">a) Tamaño pequeño para sistemas compactos.</text:p>
      <text:p text:style-name="P4">b) Tamaño estándar para computadoras de escritorio.</text:p>
      <text:p text:style-name="P4">c) Tamaño grande para sistemas de alta gama y servidores.</text:p>
      <text:p text:style-name="P4">d) Tamaño intermedio para sistemas equilibrados.</text:p>
      <text:p text:style-name="P6"><text:s text:c="5"/><text:span text:style-name="T6">Fuente: https://cajascompactaspc.com/</text:span></text:p>
      <text:p text:style-name="P4"/>
      <text:p text:style-name="P4">¿Cuál es el tamaño estándar de una placa base Mini-ITX?</text:p>
      <text:p text:style-name="P4">a) 12 x 9.6 pulgadas.</text:p>
      <text:p text:style-name="P4">b) 9.6 x 9.6 pulgadas.</text:p>
      <text:p text:style-name="P10">c) 6.7 x 6.7 pulgadas.</text:p>
      <text:p text:style-name="P4">d) 15 x 13 pulgadas.</text:p>
      <text:p text:style-name="P12"><text:soft-page-break/><text:s text:c="5"/><text:span text:style-name="T6">Fuente: Fuente: https://www.coolmod.com/blog/categorias/componentes/tamanos-de-placas-base/#:~:text=ATX%20(Advanced%20Technology%20Extended).,(30.5%20x%2024.4%20cm).</text:span></text:p>
      <text:p text:style-name="P12"><text:span text:style-name="T6"/></text:p>
      <text:p text:style-name="P4">¿Qué tipo de caja para PC es más grande y ofrece más espacio para componentes y enfriamiento?</text:p>
      <text:p text:style-name="P4">a) Slim/Small Form Factor.</text:p>
      <text:p text:style-name="P4">b) Mini Tower.</text:p>
      <text:p text:style-name="P4">c) Mid Tower.</text:p>
      <text:p text:style-name="P10">d) Full Tower.</text:p>
      <text:p text:style-name="P6"><text:s text:c="5"/><text:span text:style-name="T6">Fuente: https://hardzone.es/noticias/componentes/tipos-caja-pc-mini-mid-full-tower/</text:span></text:p>
      <text:p text:style-name="P4"/>
      <text:p text:style-name="P8">----------------------------------------------------------------------------------------------------------------------</text:p>
      <text:p text:style-name="P8">----------------------------------------------------------------------------------------------------------------------</text:p>
      <text:p text:style-name="P8"/>
      <text:p text:style-name="P8">Examen sobre Tipos de Memoria: SRAM, DRAM, DDR, SDDR, DDR2, DDR3, DDR4, SO-DIMM, ...</text:p>
      <text:p text:style-name="P4"/>
      <text:p text:style-name="P4">Instrucciones: Marque con una "X" la opción que considere correcta. Solo una respuesta es correcta por pregunta.</text:p>
      <text:p text:style-name="P4"/>
      <text:p text:style-name="P4">¿Cuál de los siguientes tipos de memoria es conocido por ser más rápido pero más caro, utilizado comúnmente en cachés y registros de CPU?</text:p>
      <text:p text:style-name="P4">a) DRAM.</text:p>
      <text:p text:style-name="P4">b) SRAM.</text:p>
      <text:p text:style-name="P4">c) DDR.</text:p>
      <text:p text:style-name="P10">d) DDR4.</text:p>
      <text:p text:style-name="P6"><text:s text:c="5"/><text:span text:style-name="T6">Fuente: https://hardzone.es/tutoriales/rendimiento/velocidades-memorias-ram-pc/</text:span></text:p>
      <text:p text:style-name="P6"><text:span text:style-name="T6"/></text:p>
      <text:p text:style-name="P4">¿Qué significa la sigla DDR en DDR RAM?</text:p>
      <text:p text:style-name="P4">a) Dual Data Rate.</text:p>
      <text:p text:style-name="P4">b) Direct Data Read.</text:p>
      <text:p text:style-name="P4">c) Dynamic Data Retrieval.</text:p>
      <text:p text:style-name="P10">d) Double Data Rate.</text:p>
      <text:p text:style-name="P6"><text:s text:c="5"/><text:span text:style-name="T6">Fuente: https://hardzone.es/tutoriales/rendimiento/velocidades-memorias-ram-pc/</text:span></text:p>
      <text:p text:style-name="P6"><text:span text:style-name="T6"/></text:p>
      <text:p text:style-name="P4">¿Cuál de los siguientes tipos de memoria es volátil y requiere actualizaciones constantes para retener datos?</text:p>
      <text:p text:style-name="P4">a) SRAM.</text:p>
      <text:p text:style-name="P4">b) DRAM.</text:p>
      <text:p text:style-name="P4">c) SDDR.</text:p>
      <text:p text:style-name="P4">d) DDR3.</text:p>
      <text:p text:style-name="P6"><text:s text:c="5"/><text:span text:style-name="T6">Fuente: <text:s text:c="2"/></text:span><text:span text:style-name="T9">???????????????</text:span></text:p>
      <text:p text:style-name="P15"><text:span text:style-name="T6"/></text:p>
      <text:p text:style-name="P4">¿Cuál es la principal mejora de DDR4 con respecto a DDR3?</text:p>
      <text:p text:style-name="P10">a) Mayor velocidad de transferencia.</text:p>
      <text:p text:style-name="P4">b) Menor consumo de energía.</text:p>
      <text:p text:style-name="P4">c) Menor capacidad de almacenamiento.</text:p>
      <text:p text:style-name="P4">d) Menor costo.</text:p>
      <text:p text:style-name="P6"><text:soft-page-break/><text:s text:c="5"/><text:span text:style-name="T6">Fuente: https://community.fs.com/es/article/server-ram-ddr3-vs-ddr4-vs-ddr5.html</text:span></text:p>
      <text:p text:style-name="P6"><text:span text:style-name="T6"/></text:p>
      <text:p text:style-name="P4">¿Qué significa la sigla SO-DIMM en el contexto de memoria?</text:p>
      <text:p text:style-name="P4">a) Single Outline Dual Inline Memory Module.</text:p>
      <text:p text:style-name="P10">b) Small Outline Dual Inline Memory Module.</text:p>
      <text:p text:style-name="P4">c) Single Overhead Dual Inline Memory Module.</text:p>
      <text:p text:style-name="P4">d) Small Overhead Dual Inline Memory Module.</text:p>
      <text:p text:style-name="P6"><text:s text:c="5"/><text:span text:style-name="T6">Fuente: https://www.pccomponentes.com/so-dimm-dimm</text:span></text:p>
      <text:p text:style-name="P6"><text:span text:style-name="T6"/></text:p>
      <text:p text:style-name="P4">¿Cuál de los siguientes tipos de memoria es comúnmente utilizado en computadoras portátiles y dispositivos móviles debido a su tamaño más pequeño?</text:p>
      <text:p text:style-name="P11">a) DIMM.</text:p>
      <text:p text:style-name="P4">b) SIMM.</text:p>
      <text:p text:style-name="P10">c) SO-DIMM.</text:p>
      <text:p text:style-name="P11">d) SRAM.</text:p>
      <text:p text:style-name="P13"><text:s text:c="4"/><text:span text:style-name="T6">Fuente: https://www.viewnext.com/diferencias-entre-dimm-y-so-dimm/#:~:text=Diferencias%20entre%20la%20memoria%20DIMM,utilizadas%20para%20los%20equipos%20port%C3%A1tiles.</text:span></text:p>
      <text:p text:style-name="P4"/>
      <text:p text:style-name="P4">¿Qué tipo de memoria utiliza un bus de datos bidireccional para transferir datos tanto en el ciclo ascendente como en el descendente?</text:p>
      <text:p text:style-name="P10">a) SRAM.</text:p>
      <text:p text:style-name="P4">b) DRAM.</text:p>
      <text:p text:style-name="P4">c) DDR.</text:p>
      <text:p text:style-name="P4">d) SDDR.</text:p>
      <text:p text:style-name="P14"><text:s text:c="5"/><text:span text:style-name="T7">Fuente: https://www.viewnext.com/diferencias-entre-dimm-y-so-dimm/#:~:text=Diferencias%20entre%20la%20memoria%20DIMM,utilizadas%20para%20los%20equipos%20port%C3%A1tiles.</text:span></text:p>
      <text:p text:style-name="P14"><text:span text:style-name="T7"/></text:p>
      <text:p text:style-name="P4">¿Cuál de las siguientes opciones describe mejor la función de una memoria caché SRAM?</text:p>
      <text:p text:style-name="P4">a) Almacenamiento temporal de datos utilizados con frecuencia por la CPU.</text:p>
      <text:p text:style-name="P4">b) Almacenamiento de datos de larga duración con baja velocidad de acceso.</text:p>
      <text:p text:style-name="P10">c) Almacenamiento de datos volátil con alta velocidad de acceso.</text:p>
      <text:p text:style-name="P4">d) Almacenamiento de datos no volátil utilizado para el arranque del sistema.</text:p>
      <text:p text:style-name="P6"><text:s text:c="5"/><text:span text:style-name="T6">Fuente:https://es.wikipedia.org/wiki/SRAM</text:span></text:p>
      <text:p text:style-name="P6"><text:span text:style-name="T6"/></text:p>
      <text:p text:style-name="P4">¿Cuántos pines tiene un módulo de memoria DDR4 estándar?</text:p>
      <text:p text:style-name="P4">a) 184.</text:p>
      <text:p text:style-name="P4">b) 240.</text:p>
      <text:p text:style-name="P10">c) 288.</text:p>
      <text:p text:style-name="P4">d) 320.</text:p>
      <text:p text:style-name="P6"><text:s text:c="5"/><text:span text:style-name="T6">Fuente: https://hardzone.es/tutoriales/componentes/diferencias-memoria-ram-ddr/</text:span></text:p>
      <text:p text:style-name="P4"/>
      <text:p text:style-name="P4">¿Cuál de las siguientes afirmaciones describe mejor la función de una memoria RAM DDR?</text:p>
      <text:p text:style-name="P10">a) Transfiere datos en ambos flancos de la señal de reloj.</text:p>
      <text:p text:style-name="P4">b) Almacena datos de forma permanente incluso después del apagado.</text:p>
      <text:p text:style-name="P4">c) Utiliza un solo flanco de la señal de reloj para transferir datos.</text:p>
      <text:p text:style-name="P4">d) Tiene una velocidad de acceso más lenta en comparación con otras memorias.</text:p>
      <text:p text:style-name="P6"><text:soft-page-break/><text:s text:c="5"/><text:span text:style-name="T6">Fuente: https://www.google.com/search?q=RAM+DDR%3F&amp;rlz=1C1UEAD_esES1087ES1087&amp;oq=RAM+DDR%3F&amp;gs_lcrp=EgZjaHJvbWUyBggAEEUYOTIJCAEQABgKGIAEMgkIAhAAGAoYgAQyCQgDEAAYChiABDIHCAQQABiABDIHCAUQABiABDIHCAYQABiABDIJCAcQABgKGIAEMgcICBAAGIAEMgcICRAAGIAE0gEHNTg5ajBqN6gCALACAA&amp;sourceid=chrome&amp;ie=UTF-8</text:span></text:p>
      <text:p text:style-name="P4"/>
      <text:p text:style-name="P4">¿Cuál de los siguientes tipos de memoria es conocido por su mayor densidad de almacenamiento y se utiliza comúnmente en unidades USB y tarjetas de memoria?</text:p>
      <text:p text:style-name="P4">a) SRAM.</text:p>
      <text:p text:style-name="P4">b) DRAM.</text:p>
      <text:p text:style-name="P4">c) SDDR.</text:p>
      <text:p text:style-name="P10">d) DDR3.</text:p>
      <text:p text:style-name="P6"><text:s text:c="4"/><text:span text:style-name="T6">Fuente: https://www.clubmitsubishiasx.com/faq/como-esta-compuesta-una-memoria-flash</text:span></text:p>
      <text:p text:style-name="P6"><text:span text:style-name="T6"/></text:p>
      <text:p text:style-name="P4">¿Qué tipo de memoria se utiliza típicamente en tarjetas de video debido a su alta velocidad de acceso y capacidad para manejar grandes cantidades de datos?</text:p>
      <text:p text:style-name="P4">a) DDR3.</text:p>
      <text:p text:style-name="P4">b) DDR4.</text:p>
      <text:p text:style-name="P4"><text:span text:style-name="T15">c) GDDR5</text:span>.</text:p>
      <text:p text:style-name="P4">d) SDRAM.</text:p>
      <text:p text:style-name="P6"><text:s text:c="5"/><text:span text:style-name="T6">Fuente: https://es.wikipedia.org/wiki/GDDR5</text:span></text:p>
      <text:p text:style-name="P4"/>
      <text:p text:style-name="P4">¿Cuál de las siguientes opciones describe mejor la función de una memoria RAM DDR3?</text:p>
      <text:p text:style-name="P10">a) Transfiere datos en ambos flancos de la señal de reloj.</text:p>
      <text:p text:style-name="P4">b) Almacena datos de forma permanente incluso después del apagado.</text:p>
      <text:p text:style-name="P4">c) Utiliza un solo flanco de la señal de reloj para transferir datos.</text:p>
      <text:p text:style-name="P4">d) Tiene una velocidad de acceso más lenta en comparación con otras memorias.</text:p>
      <text:p text:style-name="P6"><text:s text:c="5"/><text:span text:style-name="T6">Fuente: https://www.crucial.es/articles/about-memory/difference-among-ddr2-ddr3-ddr4-and-ddr5-memory</text:span></text:p>
      <text:p text:style-name="P6"><text:span text:style-name="T6"/></text:p>
      <text:p text:style-name="P4">¿Qué significa la sigla GDDR en el contexto de memoria?</text:p>
      <text:p text:style-name="P10">a) Graphics Double Data Rate.</text:p>
      <text:p text:style-name="P4">b) General Dynamic Data Retrieval.</text:p>
      <text:p text:style-name="P4">c) Graphics Direct Data Read.</text:p>
      <text:p text:style-name="P4">d) General Double Data Rate.</text:p>
      <text:p text:style-name="P6"><text:s text:c="5"/><text:span text:style-name="T6">Fuente: https://es.wikipedia.org/wiki/GDDR</text:span></text:p>
      <text:p text:style-name="P6"><text:span text:style-name="T6"/></text:p>
      <text:p text:style-name="P4">¿Cuál de los siguientes tipos de memoria se utiliza comúnmente en tarjetas madre y dispositivos de almacenamiento debido a su menor costo y mayor capacidad?</text:p>
      <text:p text:style-name="P4">a) SRAM.</text:p>
      <text:p text:style-name="P10">b) DDR.</text:p>
      <text:p text:style-name="P4">c) SDDR.</text:p>
      <text:p text:style-name="P11">d) DRAM.</text:p>
      <text:p text:style-name="P6"><text:s text:c="4"/><text:span text:style-name="T6">Fuente: https://hardzone.es/tutoriales/rendimiento/velocidades-memorias-ram-pc/</text:span></text:p>
      <text:p text:style-name="P6"><text:span text:style-name="T6"/></text:p>
      <text:p text:style-name="P4">¿Cuántos pines tiene un módulo de memoria SODIMM estándar?</text:p>
      <text:p text:style-name="P10">a) 144.</text:p>
      <text:p text:style-name="P4"><text:soft-page-break/>b) 200.</text:p>
      <text:p text:style-name="P4">c) 260.</text:p>
      <text:p text:style-name="P4">d) 288.</text:p>
      <text:p text:style-name="P6"><text:s text:c="5"/><text:span text:style-name="T6">Fuente: https://www.profesionalreview.com/2021/08/28/que-es-sodimm/</text:span></text:p>
      <text:p text:style-name="P6"><text:span text:style-name="T6"/></text:p>
      <text:p text:style-name="P4">¿Cuál de las siguientes opciones describe mejor la función de una memoria RAM DDR2?</text:p>
      <text:p text:style-name="P10">a) Transfiere datos en ambos flancos de la señal de reloj.</text:p>
      <text:p text:style-name="P4">b) Almacena datos de forma permanente incluso después del apagado.</text:p>
      <text:p text:style-name="P4">c) Utiliza un solo flanco de la señal de reloj para transferir datos.</text:p>
      <text:p text:style-name="P4">d) Tiene una velocidad de acceso más lenta en comparación con otras memorias.</text:p>
      <text:p text:style-name="P12"><text:s text:c="5"/></text:p>
      <text:p text:style-name="P12"><text:span text:style-name="T6">Fuente: https://es.wikipedia.org/wiki/DDR2_SDRAM</text:span></text:p>
      <text:p text:style-name="P6"><text:span text:style-name="T6"/></text:p>
      <text:p text:style-name="P4">¿Cuál es el propósito principal de la memoria caché en un sistema informático?</text:p>
      <text:p text:style-name="P4">a) Almacenar datos de forma permanente.</text:p>
      <text:p text:style-name="P10">b) Almacenar datos temporalmente para acceder más rápidamente a ellos.</text:p>
      <text:p text:style-name="P4">c) Proporcionar espacio de almacenamiento adicional.</text:p>
      <text:p text:style-name="P4">d) Manejar la gestión de energía del sistema.</text:p>
      <text:p text:style-name="P6"><text:s text:c="4"/><text:span text:style-name="T6">Fuente: https://www.tutorialspoint.com/es/computer_fundamentals/computer_memory.ht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style style:name="MT2" style:family="text">
      <style:text-properties fo:font-size="12pt" fo:font-weight="bold" officeooo:rsid="0023d39c" fo:background-color="#dde8cb" loext:char-shading-value="0" style:font-size-asian="12pt" style:font-weight-asian="bold" style:font-size-complex="12pt" style:font-weight-complex="bold"/>
    </style:style>
    <style:style style:name="MT3" style:family="text">
      <style:text-properties fo:font-size="12pt" fo:font-weight="bold" officeooo:rsid="002b52f4" fo:background-color="#dde8cb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– <text:span text:style-name="MT1">861---------→ </text:span><text:span text:style-name="MT2">Respuestas</text:span><text:span text:style-name="MT3"> Jose Luis Garcia</text:span></text:p>
      </style:header>
      <style:footer>
        <text:p text:style-name="MP2"><text:bookmark-start text:name="PageNumWizard_FOOTER_Estilo de página predeterminado3"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3:21:42.551000000</dc:date>
    <meta:editing-duration>PT10H50M5S</meta:editing-duration>
    <meta:editing-cycles>23</meta:editing-cycles>
    <meta:generator>LibreOffice/7.6.3.2$Windows_X86_64 LibreOffice_project/29d686fea9f6705b262d369fede658f824154cc0</meta:generator>
    <meta:document-statistic meta:table-count="0" meta:image-count="0" meta:object-count="0" meta:page-count="5" meta:paragraph-count="159" meta:word-count="1019" meta:character-count="8298" meta:non-whitespace-character-count="7313"/>
  </office:meta>
</office:document-meta>
</file>